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3])" office:value-type="float" office:value="0" calcext:value-type="float">
            <text:p>0</text:p>
          </table:table-cell>
          <table:table-cell table:formula="of:=[.E3]/1024/1024" office:value-type="float" office:value="0" calcext:value-type="float">
            <text:p>0</text:p>
          </table:table-cell>
          <table:table-cell table:formula="of:=HEX2DEC([.D3])" office:value-type="float" office:value="1048576" calcext:value-type="float">
            <text:p>1048576</text:p>
          </table:table-cell>
          <table:table-cell table:formula="of:=[.G3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])" office:value-type="float" office:value="65536" calcext:value-type="float">
            <text:p>65536</text:p>
          </table:table-cell>
          <table:table-cell table:formula="of:=[.E4]/1024/1024" office:value-type="float" office:value="0.0625" calcext:value-type="float">
            <text:p>0.0625</text:p>
          </table:table-cell>
          <table:table-cell table:formula="of:=HEX2DEC([.D4])" office:value-type="float" office:value="1114112" calcext:value-type="float">
            <text:p>1114112</text:p>
          </table:table-cell>
          <table:table-cell table:formula="of:=[.G4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4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]+[.C5]" office:value-type="float" office:value="610000" calcext:value-type="float">
            <text:p>610000</text:p>
          </table:table-cell>
          <table:table-cell table:formula="of:=HEX2DEC([.C5])" office:value-type="float" office:value="5242880" calcext:value-type="float">
            <text:p>5242880</text:p>
          </table:table-cell>
          <table:table-cell table:formula="of:=[.E5]/1024/1024" office:value-type="float" office:value="5" calcext:value-type="float">
            <text:p>5</text:p>
          </table:table-cell>
          <table:table-cell table:formula="of:=HEX2DEC([.D5])" office:value-type="float" office:value="6356992" calcext:value-type="float">
            <text:p>6356992</text:p>
          </table:table-cell>
          <table:table-cell table:formula="of:=[.G5]/1024/1024" office:value-type="float" office:value="6.0625" calcext:value-type="float">
            <text:p>6.06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5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6])" office:value-type="float" office:value="10420224" calcext:value-type="float">
            <text:p>10420224</text:p>
          </table:table-cell>
          <table:table-cell table:formula="of:=[.E6]/1024/1024" office:value-type="float" office:value="9.9375" calcext:value-type="float">
            <text:p>9.9375</text:p>
          </table:table-cell>
          <table:table-cell table:formula="of:=HEX2DEC([.D6])" office:value-type="float" office:value="16777216" calcext:value-type="float">
            <text:p>16777216</text:p>
          </table:table-cell>
          <table:table-cell table:formula="of:=[.G6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12])" office:value-type="float" office:value="0" calcext:value-type="float">
            <text:p>0</text:p>
          </table:table-cell>
          <table:table-cell table:formula="of:=[.E12]/1024/1024" office:value-type="float" office:value="0" calcext:value-type="float">
            <text:p>0</text:p>
          </table:table-cell>
          <table:table-cell table:formula="of:=HEX2DEC([.D12])" office:value-type="float" office:value="1048576" calcext:value-type="float">
            <text:p>1048576</text:p>
          </table:table-cell>
          <table:table-cell table:formula="of:=[.G12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13])" office:value-type="float" office:value="65536" calcext:value-type="float">
            <text:p>65536</text:p>
          </table:table-cell>
          <table:table-cell table:formula="of:=[.E13]/1024/1024" office:value-type="float" office:value="0.0625" calcext:value-type="float">
            <text:p>0.0625</text:p>
          </table:table-cell>
          <table:table-cell table:formula="of:=HEX2DEC([.D13])" office:value-type="float" office:value="1114112" calcext:value-type="float">
            <text:p>1114112</text:p>
          </table:table-cell>
          <table:table-cell table:formula="of:=[.G13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13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14]+[.C14]" office:value-type="float" office:value="540000" calcext:value-type="float">
            <text:p>540000</text:p>
          </table:table-cell>
          <table:table-cell table:formula="of:=HEX2DEC([.C14])" office:value-type="float" office:value="4390912" calcext:value-type="float">
            <text:p>4390912</text:p>
          </table:table-cell>
          <table:table-cell table:formula="of:=[.E14]/1024/1024" office:value-type="float" office:value="4.1875" calcext:value-type="float">
            <text:p>4.1875</text:p>
          </table:table-cell>
          <table:table-cell table:formula="of:=HEX2DEC([.D14])" office:value-type="float" office:value="5505024" calcext:value-type="float">
            <text:p>5505024</text:p>
          </table:table-cell>
          <table:table-cell table:formula="of:=[.G14]/1024/1024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14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15])" office:value-type="float" office:value="11272192" calcext:value-type="float">
            <text:p>11272192</text:p>
          </table:table-cell>
          <table:table-cell table:formula="of:=[.E15]/1024/1024" office:value-type="float" office:value="10.75" calcext:value-type="float">
            <text:p>10.75</text:p>
          </table:table-cell>
          <table:table-cell table:formula="of:=HEX2DEC([.D15])" office:value-type="float" office:value="16777216" calcext:value-type="float">
            <text:p>16777216</text:p>
          </table:table-cell>
          <table:table-cell table:formula="of:=[.G15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22])" office:value-type="float" office:value="0" calcext:value-type="float">
            <text:p>0</text:p>
          </table:table-cell>
          <table:table-cell table:formula="of:=[.E22]/1024/1024" office:value-type="float" office:value="0" calcext:value-type="float">
            <text:p>0</text:p>
          </table:table-cell>
          <table:table-cell table:formula="of:=HEX2DEC([.D22])" office:value-type="float" office:value="1048576" calcext:value-type="float">
            <text:p>1048576</text:p>
          </table:table-cell>
          <table:table-cell table:formula="of:=[.G22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23])" office:value-type="float" office:value="65536" calcext:value-type="float">
            <text:p>65536</text:p>
          </table:table-cell>
          <table:table-cell table:formula="of:=[.E23]/1024/1024" office:value-type="float" office:value="0.0625" calcext:value-type="float">
            <text:p>0.0625</text:p>
          </table:table-cell>
          <table:table-cell table:formula="of:=HEX2DEC([.D23])" office:value-type="float" office:value="1114112" calcext:value-type="float">
            <text:p>1114112</text:p>
          </table:table-cell>
          <table:table-cell table:formula="of:=[.G23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23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24]+[.C24]" office:value-type="float" office:value="540000" calcext:value-type="float">
            <text:p>540000</text:p>
          </table:table-cell>
          <table:table-cell table:formula="of:=HEX2DEC([.C24])" office:value-type="float" office:value="4390912" calcext:value-type="float">
            <text:p>4390912</text:p>
          </table:table-cell>
          <table:table-cell table:formula="of:=[.E24]/1024/1024" office:value-type="float" office:value="4.1875" calcext:value-type="float">
            <text:p>4.1875</text:p>
          </table:table-cell>
          <table:table-cell table:formula="of:=HEX2DEC([.D24])" office:value-type="float" office:value="5505024" calcext:value-type="float">
            <text:p>5505024</text:p>
          </table:table-cell>
          <table:table-cell table:formula="of:=[.G24]/1024/1024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24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25])" office:value-type="float" office:value="9371648" calcext:value-type="float">
            <text:p>9371648</text:p>
          </table:table-cell>
          <table:table-cell table:formula="of:=[.E25]/1024/1024" office:value-type="float" office:value="8.9375" calcext:value-type="float">
            <text:p>8.9375</text:p>
          </table:table-cell>
          <table:table-cell table:formula="of:=HEX2DEC([.D25])" office:value-type="float" office:value="14876672" calcext:value-type="float">
            <text:p>14876672</text:p>
          </table:table-cell>
          <table:table-cell table:formula="of:=[.G25]/1024/1024" office:value-type="float" office:value="14.1875" calcext:value-type="float">
            <text:p>14.1875</text:p>
          </table:table-cell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26])" office:value-type="float" office:value="1900544" calcext:value-type="float">
            <text:p>1900544</text:p>
          </table:table-cell>
          <table:table-cell table:formula="of:=[.E26]/1024/1024" office:value-type="float" office:value="1.8125" calcext:value-type="float">
            <text:p>1.8125</text:p>
          </table:table-cell>
          <table:table-cell table:formula="of:=HEX2DEC([.D26])" office:value-type="float" office:value="16777216" calcext:value-type="float">
            <text:p>16777216</text:p>
          </table:table-cell>
          <table:table-cell table:formula="of:=[.G26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3:31:11.762403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27T13:31:35.790003553</dc:date>
    <meta:editing-duration>PT1H32M44S</meta:editing-duration>
    <meta:editing-cycles>10</meta:editing-cycles>
    <meta:generator>LibreOffice/6.0.7.3$Linux_X86_64 LibreOffice_project/00m0$Build-3</meta:generator>
    <meta:document-statistic meta:table-count="1" meta:cell-count="133" meta:object-count="0"/>
  </office:meta>
</office:document-meta>
</file>